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break-before="auto" fo:break-after="auto" style:writing-mode="lr-tb"/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line-height="107%" fo:break-before="auto" fo:break-after="auto" style:writing-mode="lr-tb"/>
    </style:style>
    <style:style style:name="P3" style:family="paragraph" style:parent-style-name="Standard">
      <style:paragraph-properties fo:line-height="150%" fo:break-before="auto" fo:break-after="auto" style:writing-mode="lr-tb"/>
    </style:style>
    <style:style style:name="P4" style:family="paragraph" style:parent-style-name="Standard">
      <style:paragraph-properties fo:line-height="150%" style:writing-mode="lr-tb"/>
      <style:text-properties fo:color="#000000" style:text-line-through-style="none" style:font-name="Arial" fo:font-size="11pt" fo:font-style="normal" style:text-underline-style="none" fo:font-weight="normal" officeooo:rsid="00243b3e" officeooo:paragraph-rsid="00243b3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 style:master-page-name="Standard">
      <style:paragraph-properties fo:margin-top="0cm" fo:margin-bottom="0cm" style:contextual-spacing="false" fo:line-height="100%" style:page-number="auto" fo:break-before="auto" fo:break-after="auto" style:writing-mode="lr-tb"/>
    </style:style>
    <style:style style:name="P6" style:family="paragraph" style:parent-style-name="Standard">
      <style:paragraph-properties fo:line-height="150%" fo:break-before="auto" fo:break-after="auto" style:writing-mode="lr-tb"/>
      <style:text-properties officeooo:rsid="002524d3" officeooo:paragraph-rsid="002524d3"/>
    </style:style>
    <style:style style:name="P7" style:family="paragraph" style:parent-style-name="Standard" style:master-page-name="Standard">
      <style:paragraph-properties fo:line-height="150%" style:page-number="auto" fo:break-before="auto" fo:break-after="auto" style:writing-mode="lr-tb"/>
    </style:style>
    <style:style style:name="P8" style:family="paragraph" style:parent-style-name="Standard">
      <style:paragraph-properties fo:line-height="150%" style:writing-mode="lr-tb"/>
      <style:text-properties officeooo:rsid="00243b3e" officeooo:paragraph-rsid="00243b3e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1f4823" style:font-name-asian="Times New Roman" style:font-name-complex="Times New Roman"/>
    </style:style>
    <style:style style:name="T3" style:family="text">
      <style:text-properties style:font-name="Times New Roman" officeooo:rsid="00219032" style:font-name-asian="Times New Roman" style:font-name-complex="Times New Roman"/>
    </style:style>
    <style:style style:name="T4" style:family="text">
      <style:text-properties style:font-name="Times New Roman" officeooo:rsid="00265f80" style:font-name-asian="Times New Roman" style:font-name-complex="Times New Roman"/>
    </style:style>
    <style:style style:name="T5" style:family="text">
      <style:text-properties style:font-name="Times New Roman" officeooo:rsid="00284835" style:font-name-asian="Times New Roman" style:font-name-complex="Times New Roman"/>
    </style:style>
    <style:style style:name="T6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7" style:family="text">
      <style:text-properties style:font-name="Times New Roman" fo:font-weight="bold" officeooo:rsid="00207d68" style:font-name-asian="Times New Roman" style:font-weight-asian="bold" style:font-name-complex="Times New Roman" style:font-weight-complex="bold"/>
    </style:style>
    <style:style style:name="T8" style:family="text">
      <style:text-properties style:font-name="Times New Roman" fo:font-weight="bold" officeooo:rsid="00219032" style:font-name-asian="Times New Roman" style:font-weight-asian="bold" style:font-name-complex="Times New Roman" style:font-weight-complex="bold"/>
    </style:style>
    <style:style style:name="T9" style:family="text">
      <style:text-properties style:font-name="Times New Roman" fo:font-weight="bold" officeooo:rsid="00292efe" style:font-name-asian="Times New Roman" style:font-weight-asian="bold" style:font-name-complex="Times New Roman" style:font-weight-complex="bold"/>
    </style:style>
    <style:style style:name="T10" style:family="text">
      <style:text-properties officeooo:rsid="00219032"/>
    </style:style>
    <style:style style:name="T11" style:family="text">
      <style:text-properties officeooo:rsid="00227f9d"/>
    </style:style>
    <style:style style:name="T12" style:family="text">
      <style:text-properties officeooo:rsid="002314ee"/>
    </style:style>
    <style:style style:name="T13" style:family="text">
      <style:text-properties officeooo:rsid="00292e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6">Aluno</text:span><text:span text:style-name="T1">: </text:span><text:span text:style-name="T3">Bruno Luz Martins</text:span><text:span text:style-name="T1"><text:tab/><text:tab/><text:tab/><text:tab/></text:span><text:span text:style-name="T6">Data:</text:span><text:span text:style-name="T1"> 2</text:span><text:span text:style-name="T4">8</text:span><text:span text:style-name="T1">/11/2013</text:span></text:p>
      <text:p text:style-name="P3"><text:span text:style-name="T6">Fase/Iteração:</text:span><text:span text:style-name="T1"> Sprint </text:span><text:span text:style-name="T4">7</text:span><text:span text:style-name="T1"><text:tab/><text:tab/><text:tab/><text:tab/></text:span><text:span text:style-name="T6">Esforço Total:</text:span><text:span text:style-name="T1"> </text:span><text:span text:style-name="T5">10</text:span><text:span text:style-name="T1"> horas</text:span></text:p>
      <text:p text:style-name="P3"><text:span text:style-name="T6">Atividade: <text:s/></text:span><text:span text:style-name="T7">Coleta e análise das </text:span><text:span text:style-name="T8">métricas</text:span><text:span text:style-name="T7"> da Sprint </text:span><text:span text:style-name="T9">7</text:span><text:span text:style-name="T1"><text:tab/></text:span><text:span text:style-name="T6">Esforço: <text:s/></text:span><text:span text:style-name="T7">10</text:span><text:span text:style-name="T6"> horas</text:span></text:p>
      <text:p text:style-name="P3">Descrição: <text:span text:style-name="T10">Coleta dos dados, a partir do Redmine, Hudson e Sonar. Esses dados foram analisados e gerados os relatórios necessários para tomada de decisões por parte dos gerentes </text:span><text:span text:style-name="T11">de projeto</text:span><text:span text:style-name="T10">.</text:span></text:p>
      <text:p text:style-name="P3">Equipe: <text:span text:style-name="T12">MED</text:span></text:p>
      <text:p text:style-name="P3">Artefato: </text:p>
      <text:p text:style-name="P8"># RELPREV-022013-MED_Acoes_de_Melhoria_ Sprint_<text:span text:style-name="T13">7</text:span></text:p>
      <text:p text:style-name="P4"># RELPREV-022013-MED_Planilha Base_Relatório_Sprint_<text:span text:style-name="T13">7</text:span></text:p>
      <text:p text:style-name="P6"># RELPREV-022013-MED_Relatorio_de_resultados_ Sprint_<text:span text:style-name="T13">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0cm" fo:margin-bottom="0cm" style:contextual-spacing="false" fo:line-height="100%" style:page-number="auto" fo:break-before="auto" fo:break-after="auto" style:writing-mode="lr-tb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style:writing-mode="lr-tb"/>
      <style:text-properties style:font-name="Times New Roman" style:font-name-asian="Times New Roman" style:font-name-complex="Times New Roman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T1" style:family="text">
      <style:text-properties style:font-name="Times New Roman" style:font-name-asian="Times New Roman" style:font-name-complex="Times New Roman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602cm" fo:margin-left="0cm" fo:margin-right="0cm" fo:margin-bottom="2.60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/text:p>
        <text:p text:style-name="MP2">RELPREV</text:p>
        <text:p text:style-name="MP3"><text:span text:style-name="MT1">Relatório</text:span><text:span text:style-name="MT1"> </text:span><text:span text:style-name="MT1">Individual</text:span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/>
    <meta:initial-creator/>
    <meta:editing-cycles>11</meta:editing-cycles>
    <dc:date>2013-12-12T21:46:41</dc:date>
    <meta:editing-duration>PT4M11S</meta:editing-duration>
    <meta:document-statistic meta:table-count="0" meta:image-count="0" meta:object-count="0" meta:page-count="1" meta:paragraph-count="12" meta:word-count="80" meta:character-count="636" meta:non-whitespace-character-count="557"/>
  </office:meta>
</office:document-meta>
</file>